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02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02cm" svg:x="-0.001cm" svg:y="-0.005cm" presentation:class="title" presentation:user-transformed="true">
          <draw:text-box>
            <text:p text:style-name="P1"><text:span text:style-name="T1">Zmartwychwstał Pan,</text:span><text:span text:style-name="T1"><text:line-break/></text:span><text:span text:style-name="T1">Zwycięstwa chwałą niebo brzmi</text:span><text:span text:style-name="T1"><text:line-break/></text:span><text:span text:style-name="T1">Któż tak jak On majestatu blaskiem lśn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02cm" svg:x="-0.001cm" svg:y="-0.005cm" presentation:class="title" presentation:user-transformed="true">
          <draw:text-box>
            <text:p text:style-name="P1"><text:span text:style-name="T1">Baranek Królem jest, najwyższy zajął tron</text:span><text:span text:style-name="T1"><text:line-break/></text:span><text:span text:style-name="T1">W pokorze chylę się,</text:span><text:span text:style-name="T1"><text:line-break/></text:span><text:span text:style-name="T1">z radością</text:span><text:span text:style-name="T1"><text:line-break/></text:span><text:span text:style-name="T1">składam hołd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02cm" svg:x="-0.001cm" svg:y="-0.005cm" presentation:class="title" presentation:user-transformed="true">
          <draw:text-box>
            <text:p text:style-name="P1"><text:span text:style-name="T1">Rozgłosić chcę</text:span><text:span text:style-name="T1"><text:line-break/></text:span><text:span text:style-name="T1">radosną zmartwychwstania wieść</text:span><text:span text:style-name="T1"><text:line-break/></text:span><text:span text:style-name="T1">Na krzyżu Pan przezwyciężył śmierć</text:span><text:span text:style-name="T1"><text:line-break/></text:span><text:span text:style-name="T1">i grze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02cm" svg:x="-0.001cm" svg:y="-0.005cm" presentation:class="title" presentation:user-transformed="true">
          <draw:text-box>
            <text:p text:style-name="P1"><text:span text:style-name="T1">Baranek Królem jest, najwyższy zajął tron</text:span><text:span text:style-name="T1"><text:line-break/></text:span><text:span text:style-name="T1">W pokorze chylę się,</text:span><text:span text:style-name="T1"><text:line-break/></text:span><text:span text:style-name="T1">z radością</text:span><text:span text:style-name="T1"><text:line-break/></text:span><text:span text:style-name="T1">składam hołd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5-19T16:21:40</meta:creation-date>
    <dc:date>2014-05-05T21:22:21.02</dc:date>
    <dc:language>pl-PL</dc:language>
    <meta:editing-cycles>25</meta:editing-cycles>
    <meta:editing-duration>PT15M59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